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Scope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Scope.get( String name , ObjectFactory &lt; ? &gt; objec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Scope.remo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Scope.resolveContextual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Scope.register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